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Segoe UI1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Segoe UI" fo:font-size="11pt" style:font-size-asian="11pt" style:font-size-complex="11pt"/>
    </style:style>
    <style:style style:name="P3" style:family="paragraph" style:parent-style-name="Standard">
      <style:text-properties style:font-name="Segoe UI" fo:font-size="11pt" officeooo:paragraph-rsid="000a41ce" style:font-size-asian="11pt" style:font-size-complex="11pt"/>
    </style:style>
    <style:style style:name="P4" style:family="paragraph" style:parent-style-name="Standard">
      <style:text-properties style:font-name="Segoe UI" fo:font-size="11pt" officeooo:rsid="000a41ce" officeooo:paragraph-rsid="000a41ce" style:font-size-asian="11pt" style:font-size-complex="11pt"/>
    </style:style>
    <style:style style:name="P5" style:family="paragraph" style:parent-style-name="Standard">
      <style:text-properties style:font-name="Segoe UI" fo:font-size="11pt" officeooo:rsid="0003cbc9" officeooo:paragraph-rsid="0003cbc9" style:font-size-asian="11pt" style:font-size-complex="11pt"/>
    </style:style>
    <style:style style:name="P6" style:family="paragraph" style:parent-style-name="Standard">
      <style:text-properties style:font-name="Segoe UI" fo:font-size="11pt" style:text-underline-style="none" style:font-size-asian="11pt" style:font-size-complex="11pt"/>
    </style:style>
    <style:style style:name="P7" style:family="paragraph" style:parent-style-name="Standard">
      <style:text-properties style:font-name="Segoe UI" fo:font-size="11pt" style:text-underline-style="none" officeooo:rsid="0004e8cc" officeooo:paragraph-rsid="0004e8cc" style:font-size-asian="11pt" style:font-size-complex="11pt"/>
    </style:style>
    <style:style style:name="P8" style:family="paragraph" style:parent-style-name="Standard">
      <style:text-properties style:font-name="Segoe UI" fo:font-size="11pt" style:text-underline-style="none" officeooo:rsid="00084b70" officeooo:paragraph-rsid="00084b70" style:font-size-asian="11pt" style:font-size-complex="11pt"/>
    </style:style>
    <style:style style:name="P9" style:family="paragraph" style:parent-style-name="Standard">
      <style:text-properties fo:font-size="11pt" style:font-size-asian="11pt" style:font-size-complex="11pt"/>
    </style:style>
    <style:style style:name="P10" style:family="paragraph" style:parent-style-name="Standard">
      <style:text-properties fo:font-size="11pt" officeooo:paragraph-rsid="0003cbc9" style:font-size-asian="11pt" style:font-size-complex="11pt"/>
    </style:style>
    <style:style style:name="P11" style:family="paragraph" style:parent-style-name="Standard">
      <style:text-properties fo:font-size="11pt" officeooo:paragraph-rsid="000d0ffb" style:font-size-asian="11pt" style:font-size-complex="11pt"/>
    </style:style>
    <style:style style:name="P12" style:family="paragraph" style:parent-style-name="Standard">
      <style:text-properties fo:font-size="11pt" officeooo:paragraph-rsid="0004e8cc" style:font-size-asian="11pt" style:font-size-complex="11pt"/>
    </style:style>
    <style:style style:name="P13" style:family="paragraph" style:parent-style-name="Standard">
      <style:text-properties fo:font-size="11pt" style:text-underline-style="none" officeooo:paragraph-rsid="0004e8cc" style:font-size-asian="11pt" style:font-size-complex="11pt"/>
    </style:style>
    <style:style style:name="P14" style:family="paragraph" style:parent-style-name="Standard">
      <style:text-properties fo:font-size="11pt" style:text-underline-style="none" officeooo:rsid="00084b70" officeooo:paragraph-rsid="00084b70" style:font-size-asian="11pt" style:font-size-complex="11pt"/>
    </style:style>
    <style:style style:name="P15" style:family="paragraph" style:parent-style-name="Standard">
      <style:text-properties fo:font-size="11pt" style:text-underline-style="none" officeooo:paragraph-rsid="000d0ffb" style:font-size-asian="11pt" style:font-size-complex="11pt"/>
    </style:style>
    <style:style style:name="P16" style:family="paragraph" style:parent-style-name="Standard">
      <style:text-properties fo:font-size="11pt" style:text-underline-style="none" officeooo:paragraph-rsid="000a41ce" style:font-size-asian="11pt" style:font-size-complex="11pt"/>
    </style:style>
    <style:style style:name="P17" style:family="paragraph" style:parent-style-name="Standard">
      <style:text-properties fo:color="#090000" style:font-name="Segoe UI1" fo:font-size="11pt" style:text-underline-style="none" fo:font-weight="normal" officeooo:rsid="0004e8cc" officeooo:paragraph-rsid="00084b70" style:font-size-asian="11pt" style:font-weight-asian="normal" style:font-size-complex="11pt" style:font-weight-complex="normal"/>
    </style:style>
    <style:style style:name="P18" style:family="paragraph" style:parent-style-name="Standard">
      <style:text-properties fo:color="#090000" style:font-name="Segoe UI1" fo:font-size="11pt" style:text-underline-style="none" fo:font-weight="normal" officeooo:rsid="00084b70" officeooo:paragraph-rsid="00084b70" style:font-size-asian="11pt" style:font-weight-asian="normal" style:font-size-complex="11pt" style:font-weight-complex="normal"/>
    </style:style>
    <style:style style:name="T1" style:family="text">
      <style:text-properties style:font-name="Segoe UI"/>
    </style:style>
    <style:style style:name="T2" style:family="text">
      <style:text-properties style:font-name="Segoe UI" officeooo:rsid="0003cbc9"/>
    </style:style>
    <style:style style:name="T3" style:family="text">
      <style:text-properties style:font-name="Segoe UI" style:text-underline-style="solid" style:text-underline-width="auto" style:text-underline-color="font-color"/>
    </style:style>
    <style:style style:name="T4" style:family="text">
      <style:text-properties style:font-name="Segoe UI" style:text-underline-style="solid" style:text-underline-width="auto" style:text-underline-color="font-color" officeooo:rsid="0003cbc9"/>
    </style:style>
    <style:style style:name="T5" style:family="text">
      <style:text-properties style:font-name="Segoe UI" style:text-underline-style="solid" style:text-underline-width="auto" style:text-underline-color="font-color" officeooo:rsid="0004e8cc"/>
    </style:style>
    <style:style style:name="T6" style:family="text">
      <style:text-properties style:font-name="Segoe UI" style:text-underline-style="solid" style:text-underline-width="auto" style:text-underline-color="font-color" officeooo:rsid="00069f23"/>
    </style:style>
    <style:style style:name="T7" style:family="text">
      <style:text-properties style:font-name="Segoe UI" style:text-underline-style="solid" style:text-underline-width="auto" style:text-underline-color="font-color" officeooo:rsid="000a41ce"/>
    </style:style>
    <style:style style:name="T8" style:family="text">
      <style:text-properties style:font-name="Segoe UI" style:text-underline-style="solid" style:text-underline-width="auto" style:text-underline-color="font-color" officeooo:rsid="000c25b9"/>
    </style:style>
    <style:style style:name="T9" style:family="text">
      <style:text-properties style:font-name="Segoe UI" officeooo:rsid="0004e8cc"/>
    </style:style>
    <style:style style:name="T10" style:family="text">
      <style:text-properties style:font-name="Segoe UI" style:text-underline-style="none"/>
    </style:style>
    <style:style style:name="T11" style:family="text">
      <style:text-properties style:font-name="Segoe UI" style:text-underline-style="none" officeooo:rsid="0004e8cc"/>
    </style:style>
    <style:style style:name="T12" style:family="text">
      <style:text-properties style:font-name="Segoe UI" style:text-underline-style="none" officeooo:rsid="0003cbc9"/>
    </style:style>
    <style:style style:name="T13" style:family="text">
      <style:text-properties style:font-name="Segoe UI" style:text-underline-style="none" officeooo:rsid="000a41ce"/>
    </style:style>
    <style:style style:name="T14" style:family="text">
      <style:text-properties style:font-name="Segoe UI" style:text-underline-style="none" officeooo:rsid="00069f23"/>
    </style:style>
    <style:style style:name="T15" style:family="text">
      <style:text-properties style:font-name="Segoe UI" style:text-underline-style="none" officeooo:rsid="0008e918"/>
    </style:style>
    <style:style style:name="T16" style:family="text">
      <style:text-properties style:font-name="Segoe UI" style:text-underline-style="none" officeooo:rsid="000d693b"/>
    </style:style>
    <style:style style:name="T17" style:family="text">
      <style:text-properties style:font-name="Segoe UI" style:text-underline-style="none" fo:font-weight="bold" style:font-weight-asian="bold" style:font-weight-complex="bold"/>
    </style:style>
    <style:style style:name="T18" style:family="text">
      <style:text-properties style:font-name="Segoe UI" style:text-underline-style="none" fo:font-weight="bold" officeooo:rsid="000a41ce" style:font-weight-asian="bold" style:font-weight-complex="bold"/>
    </style:style>
    <style:style style:name="T19" style:family="text">
      <style:text-properties style:font-name="Segoe UI" officeooo:rsid="00069f23"/>
    </style:style>
    <style:style style:name="T20" style:family="text">
      <style:text-properties style:font-name="Segoe UI" fo:font-size="12pt" style:text-underline-style="none" style:font-size-asian="12pt" style:font-size-complex="12pt"/>
    </style:style>
    <style:style style:name="T21" style:family="text">
      <style:text-properties style:font-name="Segoe UI" fo:font-size="12pt" style:text-underline-style="none" officeooo:rsid="00069f23" style:font-size-asian="12pt" style:font-size-complex="12pt"/>
    </style:style>
    <style:style style:name="T22" style:family="text">
      <style:text-properties style:font-name="Segoe UI" fo:font-size="12pt" style:text-underline-style="none" officeooo:rsid="0004e8cc" style:font-size-asian="12pt" style:font-size-complex="12pt"/>
    </style:style>
    <style:style style:name="T23" style:family="text">
      <style:text-properties style:font-name="Segoe UI" fo:font-size="12pt" style:text-underline-style="none" officeooo:rsid="0008e918" style:font-size-asian="12pt" style:font-size-complex="12pt"/>
    </style:style>
    <style:style style:name="T24" style:family="text">
      <style:text-properties style:font-name="Segoe UI" fo:font-size="12pt" style:text-underline-style="none" officeooo:rsid="000a41ce" style:font-size-asian="12pt" style:font-size-complex="12pt"/>
    </style:style>
    <style:style style:name="T25" style:family="text">
      <style:text-properties style:font-name="Segoe UI" fo:font-size="12pt" style:text-underline-style="none" officeooo:rsid="000d693b" style:font-size-asian="12pt" style:font-size-complex="12pt"/>
    </style:style>
    <style:style style:name="T26" style:family="text">
      <style:text-properties style:font-name="Segoe UI" fo:font-size="12pt" style:text-underline-style="solid" style:text-underline-width="auto" style:text-underline-color="font-color" style:font-size-asian="12pt" style:font-size-complex="12pt"/>
    </style:style>
    <style:style style:name="T27" style:family="text">
      <style:text-properties style:font-name="Segoe UI" fo:font-size="12pt" style:text-underline-style="solid" style:text-underline-width="auto" style:text-underline-color="font-color" officeooo:rsid="00069f23" style:font-size-asian="12pt" style:font-size-complex="12pt"/>
    </style:style>
    <style:style style:name="T28" style:family="text">
      <style:text-properties style:font-name="Segoe UI" fo:font-size="12pt" style:text-underline-style="solid" style:text-underline-width="auto" style:text-underline-color="font-color" officeooo:rsid="0003cbc9" style:font-size-asian="12pt" style:font-size-complex="12pt"/>
    </style:style>
    <style:style style:name="T29" style:family="text">
      <style:text-properties style:font-name="Segoe UI" fo:font-size="12pt" style:text-underline-style="solid" style:text-underline-width="auto" style:text-underline-color="font-color" officeooo:rsid="000a41ce" style:font-size-asian="12pt" style:font-size-complex="12pt"/>
    </style:style>
    <style:style style:name="T30" style:family="text">
      <style:text-properties style:font-name="Segoe UI" fo:font-size="12pt" style:text-underline-style="solid" style:text-underline-width="auto" style:text-underline-color="font-color" officeooo:rsid="0004e8cc" style:font-size-asian="12pt" style:font-size-complex="12pt"/>
    </style:style>
    <style:style style:name="T31" style:family="text">
      <style:text-properties style:font-name="Segoe UI" fo:font-size="12pt" style:text-underline-style="solid" style:text-underline-width="auto" style:text-underline-color="font-color" officeooo:rsid="000c25b9" style:font-size-asian="12pt" style:font-size-complex="12pt"/>
    </style:style>
    <style:style style:name="T32" style:family="text">
      <style:text-properties style:font-name="Segoe UI" fo:font-size="12pt" style:font-size-asian="12pt" style:font-size-complex="12pt"/>
    </style:style>
    <style:style style:name="T33" style:family="text">
      <style:text-properties style:font-name="Segoe UI" fo:font-size="12pt" officeooo:rsid="000a41ce" style:font-size-asian="12pt" style:font-size-complex="12pt"/>
    </style:style>
    <style:style style:name="T34" style:family="text">
      <style:text-properties style:font-name="Segoe UI" fo:font-size="12pt" officeooo:rsid="000c25b9" style:font-size-asian="12pt" style:font-size-complex="12pt"/>
    </style:style>
    <style:style style:name="T35" style:family="text">
      <style:text-properties style:font-name="Segoe UI" officeooo:rsid="000a41ce"/>
    </style:style>
    <style:style style:name="T36" style:family="text">
      <style:text-properties style:font-name="Segoe UI" officeooo:rsid="000c25b9"/>
    </style:style>
    <style:style style:name="T37" style:family="text">
      <style:text-properties style:font-name="Segoe UI" officeooo:rsid="000c4e1d"/>
    </style:style>
    <style:style style:name="T38" style:family="text">
      <style:text-properties style:font-name="Segoe UI" fo:font-weight="bold" style:font-weight-asian="bold" style:font-weight-complex="bold"/>
    </style:style>
    <style:style style:name="T39" style:family="text">
      <style:text-properties style:font-name="Segoe UI" fo:font-weight="bold" officeooo:rsid="000a41ce" style:font-weight-asian="bold" style:font-weight-complex="bold"/>
    </style:style>
    <style:style style:name="T40" style:family="text">
      <style:text-properties style:font-name="Segoe UI" fo:font-weight="bold" officeooo:rsid="000c25b9" style:font-weight-asian="bold" style:font-weight-complex="bold"/>
    </style:style>
    <style:style style:name="T41" style:family="text">
      <style:text-properties style:font-name="Segoe UI" fo:font-weight="bold" officeooo:rsid="000e89d1" style:font-weight-asian="bold" style:font-weight-complex="bold"/>
    </style:style>
    <style:style style:name="T42" style:family="text">
      <style:text-properties style:font-name="Segoe UI" officeooo:rsid="000e89d1"/>
    </style:style>
    <style:style style:name="T43" style:family="text">
      <style:text-properties fo:color="#090000"/>
    </style:style>
    <style:style style:name="T44" style:family="text">
      <style:text-properties fo:color="#090000" style:text-underline-style="solid" style:text-underline-width="auto" style:text-underline-color="font-color"/>
    </style:style>
    <style:style style:name="T45" style:family="text">
      <style:text-properties fo:color="#090000" fo:font-style="normal" style:text-underline-style="none" style:font-style-asian="normal"/>
    </style:style>
    <style:style style:name="T46" style:family="text">
      <style:text-properties fo:color="#090000" style:font-name="Segoe UI1" fo:font-weight="normal" style:font-weight-asian="normal" style:font-weight-complex="normal"/>
    </style:style>
    <style:style style:name="T47" style:family="text">
      <style:text-properties fo:color="#090000" style:font-name="Segoe UI1" fo:font-weight="normal" officeooo:rsid="0004e8cc" style:font-weight-asian="normal" style:font-weight-complex="normal"/>
    </style:style>
    <style:style style:name="T48" style:family="text">
      <style:text-properties fo:color="#090000" style:font-name="Segoe UI1" style:text-underline-style="solid" style:text-underline-width="auto" style:text-underline-color="font-color" fo:font-weight="normal" style:font-weight-asian="normal" style:font-weight-complex="normal"/>
    </style:style>
    <style:style style:name="T49" style:family="text">
      <style:text-properties fo:color="#090000" fo:font-weight="bold" style:font-weight-asian="bold" style:font-weight-complex="bold"/>
    </style:style>
    <style:style style:name="T50" style:family="text">
      <style:text-properties fo:color="#808080" fo:font-style="italic" style:text-underline-style="none" style:font-style-asian="italic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officeooo:rsid="000e89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9">Année</text:span><text:span text:style-name="T43"> <text:s/>(</text:span><text:span text:style-name="T44">code_année</text:span><text:span text:style-name="T50"> </text:span><text:span text:style-name="T45">, Année)</text:span></text:p>
      <text:p text:style-name="P3"/>
      <text:p text:style-name="P4"><text:span text:style-name="T51">Type_caractéristique</text:span> (typ_id,Type)</text:p>
      <text:p text:style-name="P4"/>
      <text:p text:style-name="P9"><text:span text:style-name="T39">Caractéristique</text:span><text:span text:style-name="T38">_d_emploi</text:span><text:span text:style-name="T1"> <text:s/>(</text:span><text:span text:style-name="T4">c</text:span><text:span text:style-name="T7">ha</text:span><text:span text:style-name="T4">_</text:span><text:span text:style-name="T3">id</text:span><text:span text:style-name="T1"> , </text:span><text:span text:style-name="T35">Caractéristique, </text:span><text:span text:style-name="T1"><text:s/></text:span><text:span text:style-name="T35">#typ_id</text:span><text:span text:style-name="T1">)</text:span></text:p>
      <text:p text:style-name="P4"><text:span text:style-name="T52">#</text:span>typ_id ← Type_caractéristique (typ_id)</text:p>
      <text:p text:style-name="P2"/>
      <text:p text:style-name="P9"><text:span text:style-name="T38">Diplôme</text:span><text:span text:style-name="T1"> <text:s/>(</text:span><text:span text:style-name="T4">dip_</text:span><text:span text:style-name="T3">id</text:span><text:span text:style-name="T1"> , Diplôme )</text:span></text:p>
      <text:p text:style-name="P2"/>
      <text:p text:style-name="P9"><text:span text:style-name="T40">Catégorie</text:span><text:span text:style-name="T1"> <text:s/>(</text:span><text:span text:style-name="T4">c</text:span><text:span text:style-name="T8">at</text:span><text:span text:style-name="T4">_</text:span><text:span text:style-name="T3">id</text:span><text:span text:style-name="T1"> , Catégorie )</text:span></text:p>
      <text:p text:style-name="P2"/>
      <text:p text:style-name="P9"><text:span text:style-name="T38">Pays</text:span><text:span text:style-name="T1"> <text:s/>(</text:span><text:span text:style-name="T3">code_pays</text:span><text:span text:style-name="T1"> , </text:span><text:span text:style-name="T37">P</text:span><text:span text:style-name="T1">ays)</text:span></text:p>
      <text:p text:style-name="P2"/>
      <text:p text:style-name="P9"><text:span text:style-name="T38">Population</text:span><text:span text:style-name="T1"> <text:s/>(</text:span><text:span text:style-name="T4">pop_</text:span><text:span text:style-name="T3">id</text:span><text:span text:style-name="T1"> , </text:span><text:span text:style-name="T37">G</text:span><text:span text:style-name="T1">roup_d_age , </text:span><text:span text:style-name="T37">S</text:span><text:span text:style-name="T1">exe )</text:span></text:p>
      <text:p text:style-name="P2"/>
      <text:p text:style-name="P9"><text:span text:style-name="T38">R</text:span><text:span text:style-name="T41">é</text:span><text:span text:style-name="T38">gion</text:span><text:span text:style-name="T1"> <text:s/>(</text:span><text:span text:style-name="T3">code_</text:span><text:span text:style-name="T4">reg</text:span><text:span text:style-name="T1">, Région, #code_pays)</text:span></text:p>
      <text:p text:style-name="P10"><text:span text:style-name="T1">#code_pays </text:span><text:span text:style-name="T2">← Pays <text:s/>(code_pays)</text:span></text:p>
      <text:p text:style-name="P2"/>
      <text:p text:style-name="P9"><text:span text:style-name="T38">Departement</text:span><text:span text:style-name="T1"> <text:s/>(</text:span><text:span text:style-name="T3">code_postal</text:span><text:span text:style-name="T1"> , Departement , #code_</text:span><text:span text:style-name="T2">reg</text:span><text:span text:style-name="T1">)</text:span></text:p>
      <text:p text:style-name="P5">#code_reg ← Region <text:s/>(code_reg)</text:p>
      <text:p text:style-name="P2"/>
      <text:p text:style-name="P11"><text:span text:style-name="T38">Ind_diplôme</text:span><text:span text:style-name="T1"> <text:s/>(</text:span><text:span text:style-name="T10">#</text:span><text:span text:style-name="T3">code_année</text:span><text:span text:style-name="T1">, </text:span><text:span text:style-name="T19">#</text:span><text:span text:style-name="T6">pop_id</text:span><text:span text:style-name="T19">, </text:span><text:span text:style-name="T1">#</text:span><text:span text:style-name="T5">dip_</text:span><text:span text:style-name="T3">id</text:span><text:span text:style-name="T10"> , N</text:span><text:span text:style-name="T11">b</text:span><text:span text:style-name="T10">_emploi </text:span><text:span text:style-name="T1">, N</text:span><text:span text:style-name="T9">b</text:span><text:span text:style-name="T1">_chomeur)</text:span></text:p>
      <text:p text:style-name="P12"><text:span text:style-name="T1">#</text:span><text:span text:style-name="T11">dip_</text:span><text:span text:style-name="T10">id </text:span><text:span text:style-name="T11">← Diplôme <text:s/>(</text:span><text:span text:style-name="T12">dip_</text:span><text:span text:style-name="T11">id)</text:span></text:p>
      <text:p text:style-name="P13"><text:span text:style-name="T9">#code_année ← </text:span><text:span text:style-name="T47">Année = (code_année)</text:span></text:p>
      <text:p text:style-name="P14"><text:span text:style-name="T47">#</text:span><text:span text:style-name="T46">pop_id ← population(pop_id)</text:span></text:p>
      <text:p text:style-name="P6"/>
      <text:p text:style-name="P15"><text:span text:style-name="T38">Ind_</text:span><text:span text:style-name="T40">c</text:span><text:span text:style-name="T38">atégorie</text:span><text:span text:style-name="T1"> <text:s/>(#</text:span><text:span text:style-name="T3">code_année</text:span><text:span text:style-name="T1">, </text:span><text:span text:style-name="T19">#</text:span><text:span text:style-name="T6">pop_id</text:span><text:span text:style-name="T19">, </text:span><text:span text:style-name="T1">#</text:span><text:span text:style-name="T5">cat_id</text:span><text:span text:style-name="T9">, Nb_emploi </text:span><text:span text:style-name="T5">, Nb_chomeur</text:span><text:span text:style-name="T1">)</text:span></text:p>
      <text:p text:style-name="P13"><text:span text:style-name="T1">#cat_id ←</text:span><text:span text:style-name="T9"> Catégorie <text:s/>(</text:span><text:span text:style-name="T2">cat_id</text:span><text:span text:style-name="T9">)</text:span></text:p>
      <text:p text:style-name="P13"><text:span text:style-name="T9">#code_année ← </text:span><text:span text:style-name="T47">Année = (code_année)</text:span></text:p>
      <text:p text:style-name="P17">#pop_id ← population(pop_id)</text:p>
      <text:p text:style-name="P7"/>
      <text:p text:style-name="P11"><text:span text:style-name="T17">Ind_</text:span><text:span text:style-name="T18">char</text:span><text:span text:style-name="T17">_d_emploi</text:span><text:span text:style-name="T10"> (#</text:span><text:span text:style-name="T3">code_année</text:span><text:span text:style-name="T10">, </text:span><text:span text:style-name="T14">#</text:span><text:span text:style-name="T6">pop_id</text:span><text:span text:style-name="T14">, </text:span><text:span text:style-name="T10">#</text:span><text:span text:style-name="T5">c</text:span><text:span text:style-name="T7">ha_id</text:span><text:span text:style-name="T10"> , N</text:span><text:span text:style-name="T11">b</text:span><text:span text:style-name="T10">_emploi )</text:span></text:p>
      <text:p text:style-name="P16"><text:span text:style-name="T1"># </text:span><text:span text:style-name="T35">cha</text:span><text:span text:style-name="T9">_</text:span><text:span text:style-name="T1">id ←</text:span><text:span text:style-name="T9"> </text:span><text:span text:style-name="T35">Caractéristique</text:span><text:span text:style-name="T9">_d_emploi <text:s/>(</text:span><text:span text:style-name="T35">cha</text:span><text:span text:style-name="T2">_</text:span><text:span text:style-name="T9">id)</text:span></text:p>
      <text:p text:style-name="P13"><text:span text:style-name="T9">#code_année ← </text:span><text:span text:style-name="T47">Année = (code_année)</text:span></text:p>
      <text:p text:style-name="P8"><text:span text:style-name="T47">#</text:span><text:span text:style-name="T46">pop_id ← population(pop_id)</text:span></text:p>
      <text:p text:style-name="P18"/>
      <text:p text:style-name="P11"><text:span text:style-name="T17">Ind_departement</text:span><text:span text:style-name="T10"> <text:s/>(#</text:span><text:span text:style-name="T3">code_année</text:span><text:span text:style-name="T10">, </text:span><text:span text:style-name="T14">#</text:span><text:span text:style-name="T6">pop_id</text:span><text:span text:style-name="T14">, </text:span><text:span text:style-name="T10">#</text:span><text:span text:style-name="T3">code_postal</text:span><text:span text:style-name="T10">, N</text:span><text:span text:style-name="T11">b</text:span><text:span text:style-name="T10">_chomeur, </text:span><text:span text:style-name="T15">Salaire_moyen, </text:span><text:span text:style-name="T16">Population</text:span><text:span text:style-name="T10">)</text:span></text:p>
      <text:p text:style-name="P13"><text:span text:style-name="T1"># code_postal ←</text:span><text:span text:style-name="T9"> Departement <text:s/>(code_postal)</text:span></text:p>
      <text:p text:style-name="P13"><text:span text:style-name="T9">#code_année ← </text:span><text:span text:style-name="T47">Année = (code_année)</text:span></text:p>
      <text:p text:style-name="P17">#pop_id ← population(pop_id)</text:p>
      <text:p text:style-name="P17"/>
      <text:p text:style-name="P14"><text:span text:style-name="T47"><text:tab/><text:tab/> </text:span><text:span text:style-name="T48">clé</text:span><text:span text:style-name="T46"><text:tab/>– clé primaire</text:span></text:p>
      <text:p text:style-name="P18"><text:tab/><text:tab/>#clé <text:tab/>– clé étrangère</text:p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24T16:18:45.563000000</meta:creation-date>
    <dc:date>2021-07-12T02:41:17.374000000</dc:date>
    <meta:editing-duration>PT9H31M57S</meta:editing-duration>
    <meta:editing-cycles>8</meta:editing-cycles>
    <meta:generator>LibreOffice/6.3.6.2$Windows_X86_64 LibreOffice_project/2196df99b074d8a661f4036fca8fa0cbfa33a497</meta:generator>
    <meta:document-statistic meta:table-count="0" meta:image-count="0" meta:object-count="0" meta:page-count="1" meta:paragraph-count="30" meta:word-count="139" meta:character-count="1166" meta:non-whitespace-character-count="1031"/>
  </office:meta>
</office:document-meta>
</file>